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960" calcext:value-type="float">
            <text:p>3960</text:p>
          </table:table-cell>
          <table:table-cell office:value-type="float" office:value="3956" calcext:value-type="float">
            <text:p>3956</text:p>
          </table:table-cell>
          <table:table-cell office:value-type="float" office:value="0.511592741935" calcext:value-type="float">
            <text:p>0.5115927419</text:p>
          </table:table-cell>
          <table:table-cell office:value-type="float" office:value="0.50202020202" calcext:value-type="float">
            <text:p>0.502020202</text:p>
          </table:table-cell>
          <table:table-cell office:value-type="float" office:value="0.41456016178" calcext:value-type="float">
            <text:p>0.4145601618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961" calcext:value-type="float">
            <text:p>3961</text:p>
          </table:table-cell>
          <table:table-cell office:value-type="float" office:value="3913" calcext:value-type="float">
            <text:p>3913</text:p>
          </table:table-cell>
          <table:table-cell office:value-type="float" office:value="0.512219702696" calcext:value-type="float">
            <text:p>0.5122197027</text:p>
          </table:table-cell>
          <table:table-cell office:value-type="float" office:value="0.503660691745" calcext:value-type="float">
            <text:p>0.5036606917</text:p>
          </table:table-cell>
          <table:table-cell office:value-type="float" office:value="0.584462049578" calcext:value-type="float">
            <text:p>0.5844620496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938" calcext:value-type="float">
            <text:p>3938</text:p>
          </table:table-cell>
          <table:table-cell office:value-type="float" office:value="3939" calcext:value-type="float">
            <text:p>3939</text:p>
          </table:table-cell>
          <table:table-cell office:value-type="float" office:value="0.506303580434" calcext:value-type="float">
            <text:p>0.5063035804</text:p>
          </table:table-cell>
          <table:table-cell office:value-type="float" office:value="0.497206703911" calcext:value-type="float">
            <text:p>0.4972067039</text:p>
          </table:table-cell>
          <table:table-cell office:value-type="float" office:value="0.535922823052" calcext:value-type="float">
            <text:p>0.5359228231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962" calcext:value-type="float">
            <text:p>3962</text:p>
          </table:table-cell>
          <table:table-cell office:value-type="float" office:value="3966" calcext:value-type="float">
            <text:p>3966</text:p>
          </table:table-cell>
          <table:table-cell office:value-type="float" office:value="0.518910741301" calcext:value-type="float">
            <text:p>0.5189107413</text:p>
          </table:table-cell>
          <table:table-cell office:value-type="float" office:value="0.494194851085" calcext:value-type="float">
            <text:p>0.4941948511</text:p>
          </table:table-cell>
          <table:table-cell office:value-type="float" office:value="0.530005042864" calcext:value-type="float">
            <text:p>0.5300050429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3964" calcext:value-type="float">
            <text:p>3964</text:p>
          </table:table-cell>
          <table:table-cell office:value-type="float" office:value="3937" calcext:value-type="float">
            <text:p>3937</text:p>
          </table:table-cell>
          <table:table-cell office:value-type="float" office:value="0.517798535723" calcext:value-type="float">
            <text:p>0.5177985357</text:p>
          </table:table-cell>
          <table:table-cell office:value-type="float" office:value="0.496468213925" calcext:value-type="float">
            <text:p>0.4964682139</text:p>
          </table:table-cell>
          <table:table-cell office:value-type="float" office:value="0.469138938278" calcext:value-type="float">
            <text:p>0.4691389383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957" calcext:value-type="float">
            <text:p>3957</text:p>
          </table:table-cell>
          <table:table-cell office:value-type="float" office:value="3971" calcext:value-type="float">
            <text:p>3971</text:p>
          </table:table-cell>
          <table:table-cell office:value-type="float" office:value="0.513363590519" calcext:value-type="float">
            <text:p>0.5133635905</text:p>
          </table:table-cell>
          <table:table-cell office:value-type="float" office:value="0.471316654031" calcext:value-type="float">
            <text:p>0.471316654</text:p>
          </table:table-cell>
          <table:table-cell office:value-type="float" office:value="0.599597078821" calcext:value-type="float">
            <text:p>0.59959707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7])" office:value-type="float" office:value="3966" calcext:value-type="float">
            <text:p>3966</text:p>
          </table:table-cell>
          <table:table-cell table:formula="of:=AVERAGE([.B2:.B7])" office:value-type="float" office:value="3957" calcext:value-type="float">
            <text:p>3957</text:p>
          </table:table-cell>
          <table:table-cell table:formula="of:=AVERAGE([.C2:.C7])" office:value-type="float" office:value="3947" calcext:value-type="float">
            <text:p>3947</text:p>
          </table:table-cell>
          <table:table-cell table:formula="of:=AVERAGE([.D2:.D7])" office:value-type="float" office:value="0.513364815434667" calcext:value-type="float">
            <text:p>0.5133648154</text:p>
          </table:table-cell>
          <table:table-cell table:formula="of:=AVERAGE([.E2:.E7])" office:value-type="float" office:value="0.494144552786167" calcext:value-type="float">
            <text:p>0.4941445528</text:p>
          </table:table-cell>
          <table:table-cell table:formula="of:=AVERAGE([.F2:.F7])" office:value-type="float" office:value="0.522281015728833" calcext:value-type="float">
            <text:p>0.5222810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28:31.267783230</dc:date>
    <meta:document-statistic meta:table-count="1" meta:cell-count="48" meta:object-count="0"/>
    <meta:generator>LibreOffice/4.2.7.2$Linux_X86_64 LibreOffice_project/420m0$Build-2</meta:generator>
  </office:meta>
</office:document-meta>
</file>